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81pt"/>
    </style:style>
    <style:style style:name="co3" style:family="table-column">
      <style:table-column-properties fo:break-before="auto" style:column-width="73.19pt"/>
    </style:style>
    <style:style style:name="co4" style:family="table-column">
      <style:table-column-properties fo:break-before="auto" style:column-width="73.25pt"/>
    </style:style>
    <style:style style:name="co5" style:family="table-column">
      <style:table-column-properties fo:break-before="auto" style:column-width="130.99pt"/>
    </style:style>
    <style:style style:name="co6" style:family="table-column">
      <style:table-column-properties fo:break-before="auto" style:column-width="60.86pt"/>
    </style:style>
    <style:style style:name="co7" style:family="table-column">
      <style:table-column-properties fo:break-before="auto" style:column-width="58.34pt"/>
    </style:style>
    <style:style style:name="co8" style:family="table-column">
      <style:table-column-properties fo:break-before="auto" style:column-width="83.2pt"/>
    </style:style>
    <style:style style:name="co9" style:family="table-column">
      <style:table-column-properties fo:break-before="auto" style:column-width="101.79pt"/>
    </style:style>
    <style:style style:name="co10" style:family="table-column">
      <style:table-column-properties fo:break-before="auto" style:column-width="72.65pt"/>
    </style:style>
    <style:style style:name="co11" style:family="table-column">
      <style:table-column-properties fo:break-before="auto" style:column-width="108.65pt"/>
    </style:style>
    <style:style style:name="co12" style:family="table-column">
      <style:table-column-properties fo:break-before="auto" style:column-width="8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2"/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41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 style:data-style-name="N2"/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oordinates" table:style-name="ta1">
        <table:shapes>
          <draw:frame draw:z-index="0" draw:style-name="gr1" draw:text-style-name="P1" svg:width="389.59pt" svg:height="451.02pt" svg:x="393.34pt" svg:y="17.72pt">
            <loext:p draw:notify-on-update-of-ranges="Coordinates.D2:Coordinates.D2 Coordinates.A1:Coordinates.A1 Coordinates.C2:Coordinates.C2 Coordinates.D3:Coordinates.D7 Coordinates.A1:Coordinates.A1 Coordinates.C3:Coordinates.C7 Coordinates.D8:Coordinates.D12 Coordinates.A1:Coordinates.A1 Coordinates.C8:Coordinates.C12 Coordinates.C20:Coordinates.C26 Coordinates.B20:Coordinates.B26 Coordinates.C29:Coordinates.C35 Coordinates.B29:Coordinates.B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el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table:style-name="ce2" office:value-type="string" calcext:value-type="string">
            <text:p>Both</text:p>
          </table:table-cell>
          <table:table-cell table:style-name="ce5" table:formula="of:=20-18+5/8" office:value-type="float" office:value="2.625" calcext:value-type="float">
            <text:p>2.625</text:p>
          </table:table-cell>
          <table:table-cell table:style-name="ce5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-(63+7/8)/2" office:value-type="float" office:value="-31.9375" calcext:value-type="float">
            <text:p>-31.938</text:p>
          </table:table-cell>
          <table:table-cell table:style-name="ce5" table:formula="of:=-(52+3/4)/2" office:value-type="float" office:value="-26.375" calcext:value-type="float">
            <text:p>-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(63+7/8)/2" office:value-type="float" office:value="31.9375" calcext:value-type="float">
            <text:p>31.938</text:p>
          </table:table-cell>
          <table:table-cell table:style-name="ce5" table:formula="of:=-(52+3/4)/2" office:value-type="float" office:value="-26.375" calcext:value-type="float">
            <text:p>-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-20+10.25" office:value-type="float" office:value="-9.75" calcext:value-type="float">
            <text:p>-9.750</text:p>
          </table:table-cell>
          <table:table-cell table:style-name="ce5" office:value-type="float" office:value="-13" calcext:value-type="float">
            <text:p>-13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20-9" office:value-type="float" office:value="11" calcext:value-type="float">
            <text:p>11.000</text:p>
          </table:table-cell>
          <table:table-cell table:style-name="ce5" table:formula="of:=-12.25" office:value-type="float" office:value="-12.25" calcext:value-type="float">
            <text:p>-12.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-20+7+7/8" office:value-type="float" office:value="-12.125" calcext:value-type="float">
            <text:p>-12.125</text:p>
          </table:table-cell>
          <table:table-cell table:style-name="ce5" table:formula="of:=-15.25+6" office:value-type="float" office:value="-9.25" calcext:value-type="float">
            <text:p>-9.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3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(63+7/8)/2" office:value-type="float" office:value="31.9375" calcext:value-type="float">
            <text:p>31.938</text:p>
          </table:table-cell>
          <table:table-cell table:style-name="ce5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4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-(63+7/8)/2" office:value-type="float" office:value="-31.9375" calcext:value-type="float">
            <text:p>-31.938</text:p>
          </table:table-cell>
          <table:table-cell table:style-name="ce5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3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20-19.5" office:value-type="float" office:value="0.5" calcext:value-type="float">
            <text:p>0.500</text:p>
          </table:table-cell>
          <table:table-cell table:style-name="ce5" table:formula="of:=-15.25+(8+3/8)" office:value-type="float" office:value="-6.875" calcext:value-type="float">
            <text:p>-6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4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20-(26+3/8)" office:value-type="float" office:value="-6.375" calcext:value-type="float">
            <text:p>-6.375</text:p>
          </table:table-cell>
          <table:table-cell table:style-name="ce5" table:formula="of:=15.75-(10+7/8)" office:value-type="float" office:value="4.875" calcext:value-type="float">
            <text:p>4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2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20-(6+3/8)" office:value-type="float" office:value="13.625" calcext:value-type="float">
            <text:p>13.625</text:p>
          </table:table-cell>
          <table:table-cell table:style-name="ce5" table:formula="of:=15.25-(4+5/8)" office:value-type="float" office:value="10.625" calcext:value-type="float">
            <text:p>10.625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Main Body Dimensions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Length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Sing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Span</text:p>
          </table:table-cell>
          <table:table-cell table:style-name="ce1" office:value-type="string" calcext:value-type="string">
            <text:p>Deflection</text:p>
          </table:table-cell>
          <table:table-cell table:style-name="ce1" office:value-type="string" calcext:value-type="string">
            <text:p>1/16ths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table:formula="of:=[.C2]" office:value-type="float" office:value="2.625" calcext:value-type="float">
            <text:p>2.625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21]-[.B20])^2+([.C21]-[.C20])^2)" office:value-type="float" office:value="39.4317547320684" calcext:value-type="float">
            <text:p>39.43</text:p>
          </table:table-cell>
          <table:table-cell table:style-name="ce7" table:formula="of:=[.D20]/64" office:value-type="float" office:value="0.616121167688569" calcext:value-type="float">
            <text:p>0.6161</text:p>
          </table:table-cell>
          <table:table-cell table:style-name="ce6" table:formula="of:=[.E20]*16" office:value-type="float" office:value="9.85793868301711" calcext:value-type="float">
            <text:p>9.86</text:p>
          </table:table-cell>
        </table:table-row>
        <table:table-row table:style-name="ro1">
          <table:table-cell office:value-type="string" calcext:value-type="string">
            <text:p>Rotor 2</text:p>
          </table:table-cell>
          <table:table-cell table:formula="of:=[.C4]" office:value-type="float" office:value="31.9375" calcext:value-type="float">
            <text:p>31.938</text:p>
          </table:table-cell>
          <table:table-cell table:formula="of:=[.D4]" office:value-type="float" office:value="-26.375" calcext:value-type="float">
            <text:p>-26.375</text:p>
          </table:table-cell>
          <table:table-cell table:formula="of:=SQRT(([.B22]-[.B21])^2+([.C22]-[.C21])^2)" office:value-type="float" office:value="25.2565740204407" calcext:value-type="float">
            <text:p>25.26</text:p>
          </table:table-cell>
          <table:table-cell table:style-name="ce7" table:formula="of:=[.D21]/64" office:value-type="float" office:value="0.394633969069386" calcext:value-type="float">
            <text:p>0.3946</text:p>
          </table:table-cell>
          <table:table-cell table:style-name="ce6" table:formula="of:=[.E21]*16" office:value-type="float" office:value="6.31414350511017" calcext:value-type="float">
            <text:p>6.31</text:p>
          </table:table-cell>
        </table:table-row>
        <table:table-row table:style-name="ro1">
          <table:table-cell office:value-type="string" calcext:value-type="string">
            <text:p>Idler 2</text:p>
          </table:table-cell>
          <table:table-cell table:formula="of:=[.C6]" office:value-type="float" office:value="11" calcext:value-type="float">
            <text:p>11.000</text:p>
          </table:table-cell>
          <table:table-cell table:formula="of:=[.D6]" office:value-type="float" office:value="-12.25" calcext:value-type="float">
            <text:p>-12.250</text:p>
          </table:table-cell>
          <table:table-cell table:formula="of:=SQRT(([.B23]-[.B22])^2+([.C23]-[.C22])^2)" office:value-type="float" office:value="20.7635497928461" calcext:value-type="float">
            <text:p>20.76</text:p>
          </table:table-cell>
          <table:table-cell table:style-name="ce7" table:formula="of:=[.D22]/64" office:value-type="float" office:value="0.324430465513221" calcext:value-type="float">
            <text:p>0.3244</text:p>
          </table:table-cell>
          <table:table-cell table:style-name="ce6" table:formula="of:=[.E22]*16" office:value-type="float" office:value="5.19088744821153" calcext:value-type="float">
            <text:p>5.19</text:p>
          </table:table-cell>
        </table:table-row>
        <table:table-row table:style-name="ro1">
          <table:table-cell office:value-type="string" calcext:value-type="string">
            <text:p>Idler 1</text:p>
          </table:table-cell>
          <table:table-cell table:formula="of:=[.C5]" office:value-type="float" office:value="-9.75" calcext:value-type="float">
            <text:p>-9.750</text:p>
          </table:table-cell>
          <table:table-cell table:formula="of:=[.D5]" office:value-type="float" office:value="-13" calcext:value-type="float">
            <text:p>-13.000</text:p>
          </table:table-cell>
          <table:table-cell table:formula="of:=SQRT(([.B24]-[.B23])^2+([.C24]-[.C23])^2)" office:value-type="float" office:value="25.9070604517379" calcext:value-type="float">
            <text:p>25.91</text:p>
          </table:table-cell>
          <table:table-cell table:style-name="ce7" table:formula="of:=[.D23]/64" office:value-type="float" office:value="0.404797819558404" calcext:value-type="float">
            <text:p>0.4048</text:p>
          </table:table-cell>
          <table:table-cell table:style-name="ce6" table:formula="of:=[.E23]*16" office:value-type="float" office:value="6.47676511293447" calcext:value-type="float">
            <text:p>6.48</text:p>
          </table:table-cell>
        </table:table-row>
        <table:table-row table:style-name="ro1">
          <table:table-cell office:value-type="string" calcext:value-type="string">
            <text:p>Rotor 1</text:p>
          </table:table-cell>
          <table:table-cell table:formula="of:=[.C3]" office:value-type="float" office:value="-31.9375" calcext:value-type="float">
            <text:p>-31.938</text:p>
          </table:table-cell>
          <table:table-cell table:formula="of:=[.D3]" office:value-type="float" office:value="-26.375" calcext:value-type="float">
            <text:p>-26.375</text:p>
          </table:table-cell>
          <table:table-cell table:formula="of:=SQRT(([.B25]-[.B24])^2+([.C25]-[.C24])^2)" office:value-type="float" office:value="26.1877983276563" calcext:value-type="float">
            <text:p>26.19</text:p>
          </table:table-cell>
          <table:table-cell table:style-name="ce7" table:formula="of:=[.D24]/64" office:value-type="float" office:value="0.40918434886963" calcext:value-type="float">
            <text:p>0.4092</text:p>
          </table:table-cell>
          <table:table-cell table:style-name="ce6" table:formula="of:=[.E24]*16" office:value-type="float" office:value="6.54694958191408" calcext:value-type="float">
            <text:p>6.55</text:p>
          </table:table-cell>
        </table:table-row>
        <table:table-row table:style-name="ro1">
          <table:table-cell office:value-type="string" calcext:value-type="string">
            <text:p>Tensioner 1</text:p>
          </table:table-cell>
          <table:table-cell table:formula="of:=[.C7]" office:value-type="float" office:value="-12.125" calcext:value-type="float">
            <text:p>-12.125</text:p>
          </table:table-cell>
          <table:table-cell table:formula="of:=[.D7]" office:value-type="float" office:value="-9.25" calcext:value-type="float">
            <text:p>-9.250</text:p>
          </table:table-cell>
          <table:table-cell table:formula="of:=SQRT(([.B26]-[.B25])^2+([.C26]-[.C25])^2)" office:value-type="float" office:value="17.4104853464802" calcext:value-type="float">
            <text:p>17.41</text:p>
          </table:table-cell>
          <table:table-cell table:style-name="ce7" table:formula="of:=[.D25]/64" office:value-type="float" office:value="0.272038833538752" calcext:value-type="float">
            <text:p>0.2720</text:p>
          </table:table-cell>
          <table:table-cell table:style-name="ce6" table:formula="of:=[.E25]*16" office:value-type="float" office:value="4.35262133662004" calcext:value-type="float">
            <text:p>4.35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table:formula="of:=[.C2]" office:value-type="float" office:value="2.625" calcext:value-type="float">
            <text:p>2.625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Doub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Span</text:p>
          </table:table-cell>
          <table:table-cell table:style-name="ce1" office:value-type="string" calcext:value-type="string">
            <text:p>Deflection</text:p>
          </table:table-cell>
          <table:table-cell table:style-name="ce1" office:value-type="string" calcext:value-type="string">
            <text:p>1/16ths</text:p>
          </table:table-cell>
        </table:table-row>
        <table:table-row table:style-name="ro1">
          <table:table-cell table:style-name="Default" office:value-type="string" calcext:value-type="string">
            <text:p>Engine</text:p>
          </table:table-cell>
          <table:table-cell table:formula="of:=[.C2]" office:value-type="float" office:value="2.625" calcext:value-type="float">
            <text:p>2.625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30]-[.B29])^2+([.C30]-[.C29])^2)" office:value-type="float" office:value="10.2355080479671" calcext:value-type="float">
            <text:p>10.24</text:p>
          </table:table-cell>
          <table:table-cell table:style-name="ce7" table:formula="of:=[.D29]/64" office:value-type="float" office:value="0.159929813249486" calcext:value-type="float">
            <text:p>0.1599</text:p>
          </table:table-cell>
          <table:table-cell table:style-name="ce6" table:formula="of:=[.E29]*16" office:value-type="float" office:value="2.55887701199178" calcext:value-type="float">
            <text:p>2.56</text:p>
          </table:table-cell>
        </table:table-row>
        <table:table-row table:style-name="ro1">
          <table:table-cell table:style-name="Default" office:value-type="string" calcext:value-type="string">
            <text:p>Idler 4</text:p>
          </table:table-cell>
          <table:table-cell table:formula="of:=[.C11]" office:value-type="float" office:value="-6.375" calcext:value-type="float">
            <text:p>-6.375</text:p>
          </table:table-cell>
          <table:table-cell table:formula="of:=[.D11]" office:value-type="float" office:value="4.875" calcext:value-type="float">
            <text:p>4.875</text:p>
          </table:table-cell>
          <table:table-cell table:formula="of:=SQRT(([.B31]-[.B30])^2+([.C31]-[.C30])^2)" office:value-type="float" office:value="33.4019671015047" calcext:value-type="float">
            <text:p>33.40</text:p>
          </table:table-cell>
          <table:table-cell table:style-name="ce7" table:formula="of:=[.D30]/64" office:value-type="float" office:value="0.52190573596101" calcext:value-type="float">
            <text:p>0.5219</text:p>
          </table:table-cell>
          <table:table-cell table:style-name="ce6" table:formula="of:=[.E30]*16" office:value-type="float" office:value="8.35049177537617" calcext:value-type="float">
            <text:p>8.35</text:p>
          </table:table-cell>
        </table:table-row>
        <table:table-row table:style-name="ro1">
          <table:table-cell table:style-name="Default" office:value-type="string" calcext:value-type="string">
            <text:p>Rotor 4</text:p>
          </table:table-cell>
          <table:table-cell table:formula="of:=[.C9]" office:value-type="float" office:value="-31.9375" calcext:value-type="float">
            <text:p>-31.938</text:p>
          </table:table-cell>
          <table:table-cell table:formula="of:=[.D9]" office:value-type="float" office:value="26.375" calcext:value-type="float">
            <text:p>26.375</text:p>
          </table:table-cell>
          <table:table-cell table:formula="of:=SQRT(([.B32]-[.B31])^2+([.C32]-[.C31])^2)" office:value-type="float" office:value="46.4516297480508" calcext:value-type="float">
            <text:p>46.45</text:p>
          </table:table-cell>
          <table:table-cell table:style-name="ce7" table:formula="of:=[.D31]/64" office:value-type="float" office:value="0.725806714813294" calcext:value-type="float">
            <text:p>0.7258</text:p>
          </table:table-cell>
          <table:table-cell table:style-name="ce6" table:formula="of:=[.E31]*16" office:value-type="float" office:value="11.6129074370127" calcext:value-type="float">
            <text:p>11.61</text:p>
          </table:table-cell>
        </table:table-row>
        <table:table-row table:style-name="ro1">
          <table:table-cell table:style-name="Default" office:value-type="string" calcext:value-type="string">
            <text:p>Idler 3</text:p>
          </table:table-cell>
          <table:table-cell table:formula="of:=[.C10]" office:value-type="float" office:value="0.5" calcext:value-type="float">
            <text:p>0.500</text:p>
          </table:table-cell>
          <table:table-cell table:formula="of:=[.D10]" office:value-type="float" office:value="-6.875" calcext:value-type="float">
            <text:p>-6.875</text:p>
          </table:table-cell>
          <table:table-cell table:formula="of:=SQRT(([.B33]-[.B32])^2+([.C33]-[.C32])^2)" office:value-type="float" office:value="45.7589216027869" calcext:value-type="float">
            <text:p>45.76</text:p>
          </table:table-cell>
          <table:table-cell table:style-name="ce7" table:formula="of:=[.D32]/64" office:value-type="float" office:value="0.714983150043546" calcext:value-type="float">
            <text:p>0.7150</text:p>
          </table:table-cell>
          <table:table-cell table:style-name="ce6" table:formula="of:=[.E32]*16" office:value-type="float" office:value="11.4397304006967" calcext:value-type="float">
            <text:p>11.44</text:p>
          </table:table-cell>
        </table:table-row>
        <table:table-row table:style-name="ro1">
          <table:table-cell table:style-name="Default" office:value-type="string" calcext:value-type="string">
            <text:p>Rotor 3</text:p>
          </table:table-cell>
          <table:table-cell table:formula="of:=[.C8]" office:value-type="float" office:value="31.9375" calcext:value-type="float">
            <text:p>31.938</text:p>
          </table:table-cell>
          <table:table-cell table:formula="of:=[.D8]" office:value-type="float" office:value="26.375" calcext:value-type="float">
            <text:p>26.375</text:p>
          </table:table-cell>
          <table:table-cell table:formula="of:=SQRT(([.B34]-[.B33])^2+([.C34]-[.C33])^2)" office:value-type="float" office:value="24.1538849100926" calcext:value-type="float">
            <text:p>24.15</text:p>
          </table:table-cell>
          <table:table-cell table:style-name="ce7" table:formula="of:=[.D33]/64" office:value-type="float" office:value="0.377404451720197" calcext:value-type="float">
            <text:p>0.3774</text:p>
          </table:table-cell>
          <table:table-cell table:style-name="ce6" table:formula="of:=[.E33]*16" office:value-type="float" office:value="6.03847122752316" calcext:value-type="float">
            <text:p>6.04</text:p>
          </table:table-cell>
        </table:table-row>
        <table:table-row table:style-name="ro1">
          <table:table-cell table:style-name="Default" office:value-type="string" calcext:value-type="string">
            <text:p>Tensioner 2</text:p>
          </table:table-cell>
          <table:table-cell table:formula="of:=[.C12]" office:value-type="float" office:value="13.625" calcext:value-type="float">
            <text:p>13.625</text:p>
          </table:table-cell>
          <table:table-cell table:formula="of:=[.D12]" office:value-type="float" office:value="10.625" calcext:value-type="float">
            <text:p>10.625</text:p>
          </table:table-cell>
          <table:table-cell table:formula="of:=SQRT(([.B35]-[.B34])^2+([.C35]-[.C34])^2)" office:value-type="float" office:value="15.2934830892116" calcext:value-type="float">
            <text:p>15.29</text:p>
          </table:table-cell>
          <table:table-cell table:style-name="ce7" table:formula="of:=[.D34]/64" office:value-type="float" office:value="0.238960673268931" calcext:value-type="float">
            <text:p>0.2390</text:p>
          </table:table-cell>
          <table:table-cell table:style-name="ce6" table:formula="of:=[.E34]*16" office:value-type="float" office:value="3.82337077230289" calcext:value-type="float">
            <text:p>3.82</text:p>
          </table:table-cell>
        </table:table-row>
        <table:table-row table:style-name="ro1">
          <table:table-cell table:style-name="Default" office:value-type="string" calcext:value-type="string">
            <text:p>Engine</text:p>
          </table:table-cell>
          <table:table-cell table:formula="of:=[.C2]" office:value-type="float" office:value="2.625" calcext:value-type="float">
            <text:p>2.625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/>
          <table:table-cell table:number-columns-repeated="2"/>
        </table:table-row>
      </table:table>
      <table:table table:name="Tension Method 1" table:style-name="ta1">
        <table:table-column table:style-name="co2" table:default-cell-style-name="ce2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row table:style-name="ro2">
          <table:table-cell table:style-name="ce8" office:value-type="string" calcext:value-type="string">
            <text:p>Belt Tension Calculation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 table:style-name="ce9" office:value-type="string" calcext:value-type="string">
            <text:p>Max and Min Force to deflect belt <text:s/>1/64” per 1”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 table:style-name="ce9" office:value-type="string" calcext:value-type="string">
            <text:p>Assumes Service Factor = 2.0</text:p>
          </table:table-cell>
          <table:table-cell table:style-name="ce1" table:number-columns-repeated="3"/>
          <table:table-cell table:number-columns-repeated="10"/>
        </table:table-row>
        <table:table-row table:style-name="ro3">
          <table:table-cell table:style-name="ce10" office:value-type="string" calcext:value-type="string">
            <text:p>Engine Speed</text:p>
          </table:table-cell>
          <table:table-cell table:style-name="ce10" office:value-type="string" calcext:value-type="string">
            <text:p>Engine Power</text:p>
          </table:table-cell>
          <table:table-cell table:style-name="ce10" office:value-type="string" calcext:value-type="string">
            <text:p>Max Force</text:p>
          </table:table-cell>
          <table:table-cell table:style-name="ce10" office:value-type="string" calcext:value-type="string">
            <text:p>Min Forc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Hp</text:p>
          </table:table-cell>
          <table:table-cell table:number-columns-repeated="2" table:style-name="ce1" office:value-type="string" calcext:value-type="string">
            <text:p>lbf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4000*[.$B6]*2/([.$A6]*[.$B$17])" office:value-type="float" office:value="14.9612367955751" calcext:value-type="float">
            <text:p>14.96</text:p>
          </table:table-cell>
          <table:table-cell table:formula="of:=5000*[.$B6]/([.$A6]*[.$B$17])" office:value-type="float" office:value="9.35077299723444" calcext:value-type="float">
            <text:p>9.35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4000*[.$B7]*2/([.$A7]*[.$B$17])" office:value-type="float" office:value="15.4558231359247" calcext:value-type="float">
            <text:p>15.46</text:p>
          </table:table-cell>
          <table:table-cell table:formula="of:=5000*[.$B7]/([.$A7]*[.$B$17])" office:value-type="float" office:value="9.65988945995293" calcext:value-type="float">
            <text:p>9.66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4000*[.$B8]*2/([.$A8]*[.$B$17])" office:value-type="float" office:value="15.8679784195494" calcext:value-type="float">
            <text:p>15.87</text:p>
          </table:table-cell>
          <table:table-cell table:formula="of:=5000*[.$B8]/([.$A8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4000*[.$B9]*2/([.$A9]*[.$B$17])" office:value-type="float" office:value="16.0423518087752" calcext:value-type="float">
            <text:p>16.04</text:p>
          </table:table-cell>
          <table:table-cell table:formula="of:=5000*[.$B9]/([.$A9]*[.$B$17])" office:value-type="float" office:value="10.0264698804845" calcext:value-type="float">
            <text:p>10.03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4000*[.$B10]*2/([.$A10]*[.$B$17])" office:value-type="float" office:value="16.0298965666876" calcext:value-type="float">
            <text:p>16.03</text:p>
          </table:table-cell>
          <table:table-cell table:formula="of:=5000*[.$B10]/([.$A10]*[.$B$17])" office:value-type="float" office:value="10.0186853541798" calcext:value-type="float">
            <text:p>10.02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4000*[.$B11]*2/([.$A11]*[.$B$17])" office:value-type="float" office:value="16.0191020235451" calcext:value-type="float">
            <text:p>16.02</text:p>
          </table:table-cell>
          <table:table-cell table:formula="of:=5000*[.$B11]/([.$A11]*[.$B$17])" office:value-type="float" office:value="10.0119387647157" calcext:value-type="float">
            <text:p>10.01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4000*[.$B12]*2/([.$A12]*[.$B$17])" office:value-type="float" office:value="15.8679784195493" calcext:value-type="float">
            <text:p>15.87</text:p>
          </table:table-cell>
          <table:table-cell table:formula="of:=5000*[.$B12]/([.$A12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4000*[.$B13]*2/([.$A13]*[.$B$17])" office:value-type="float" office:value="15.4679453501489" calcext:value-type="float">
            <text:p>15.47</text:p>
          </table:table-cell>
          <table:table-cell table:formula="of:=5000*[.$B13]/([.$A13]*[.$B$17])" office:value-type="float" office:value="9.66746584384309" calcext:value-type="float">
            <text:p>9.67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4000*[.$B14]*2/([.$A14]*[.$B$17])" office:value-type="float" office:value="15.1123603995708" calcext:value-type="float">
            <text:p>15.11</text:p>
          </table:table-cell>
          <table:table-cell table:formula="of:=5000*[.$B14]/([.$A14]*[.$B$17])" office:value-type="float" office:value="9.44522524973176" calcext:value-type="float">
            <text:p>9.45</text:p>
          </table:table-cell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3">
          <table:table-cell table:style-name="ce10" office:value-type="string" calcext:value-type="string">
            <text:p>Pulley</text:p>
          </table:table-cell>
          <table:table-cell table:style-name="ce10" office:value-type="string" calcext:value-type="string">
            <text:p>Diameter (in)</text:p>
          </table:table-cell>
          <table:table-cell table:style-name="ce1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ngine</text:p>
          </table:table-cell>
          <table:table-cell table:style-name="ce2" office:value-type="float" office:value="4.4114" calcext:value-type="float">
            <text:p>4.4114</text:p>
          </table:table-cell>
          <table:table-cell table:style-name="ce2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Rotor</text:p>
          </table:table-cell>
          <table:table-cell table:style-name="ce2" office:value-type="float" office:value="4.0102" calcext:value-type="float">
            <text:p>4.0102</text:p>
          </table:table-cell>
          <table:table-cell table:style-name="ce2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3" office:value-type="string" calcext:value-type="string">
            <text:p>Max and Min Force based off of: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3" office:value-type="string" calcext:value-type="string">
            <text:p>http://www.hudsonproducts.com/products/tuflite/beltten.pdf</text:p>
          </table:table-cell>
          <table:table-cell table:style-name="Default" table:number-columns-repeated="3"/>
          <table:table-cell table:number-columns-repeated="10"/>
        </table:table-row>
      </table:table>
      <table:table table:name="Tension Method 2" table:style-name="ta1">
        <table:table-column table:style-name="co1" table:default-cell-style-name="ce12"/>
        <table:table-column table:style-name="co1" table:default-cell-style-name="ce2"/>
        <table:table-column table:style-name="co1" table:number-columns-repeated="2" table:default-cell-style-name="ce5"/>
        <table:table-column table:style-name="co1" table:number-columns-repeated="2" table:default-cell-style-name="ce6"/>
        <table:table-column table:style-name="co10" table:default-cell-style-name="ce15"/>
        <table:table-column table:style-name="co11" table:default-cell-style-name="ce6"/>
        <table:table-column table:style-name="co12" table:default-cell-style-name="Default"/>
        <table:table-column table:style-name="co1" table:number-columns-repeated="3" table:default-cell-style-name="Default"/>
        <table:table-row table:style-name="ro1">
          <table:table-cell table:style-name="ce3" office:value-type="string" calcext:value-type="string">
            <text:p>Engine Conditions</text:p>
          </table:table-cell>
          <table:table-cell table:style-name="Default" table:number-columns-repeated="6"/>
          <table:table-cell table:style-name="ce1" office:value-type="string" calcext:value-type="string">
            <text:p>Slack Side Tension (N)</text:p>
          </table:table-cell>
          <table:table-cell/>
          <table:table-cell table:style-name="ce3" office:value-type="string" calcext:value-type="string">
            <text:p>Tensioner Setting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peed</text:p>
          </table:table-cell>
          <table:table-cell table:style-name="Default" office:value-type="float" office:value="2800" calcext:value-type="float">
            <text:p>2800</text:p>
          </table:table-cell>
          <table:table-cell table:style-name="ce3" office:value-type="string" calcext:value-type="string">
            <text:p>rpm</text:p>
          </table:table-cell>
          <table:table-cell table:style-name="ce13" table:formula="of:=[.B2]*2*PI()/60" office:value-type="float" office:value="293.215314335047" calcext:value-type="float">
            <text:p>293.22</text:p>
          </table:table-cell>
          <table:table-cell table:style-name="ce3" office:value-type="string" calcext:value-type="string">
            <text:p>rad/s</text:p>
          </table:table-cell>
          <table:table-cell table:style-name="Default"/>
          <table:table-cell table:style-name="ce14" office:value-type="string" calcext:value-type="string">
            <text:p>Min</text:p>
          </table:table-cell>
          <table:table-cell table:formula="of:=0.1*MAX([.H8:.H13])" office:value-type="float" office:value="28.0933280691948" calcext:value-type="float">
            <text:p>28.09</text:p>
          </table:table-cell>
          <table:table-cell/>
          <table:table-cell table:style-name="ce14" office:value-type="string" calcext:value-type="string">
            <text:p>Ang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style-name="ce3" office:value-type="string" calcext:value-type="string">
            <text:p>Power</text:p>
          </table:table-cell>
          <table:table-cell table:style-name="Default" office:value-type="float" office:value="18.46" calcext:value-type="float">
            <text:p>18.46</text:p>
          </table:table-cell>
          <table:table-cell table:style-name="Default" table:number-columns-repeated="4"/>
          <table:table-cell table:style-name="ce14" office:value-type="string" calcext:value-type="string">
            <text:p>Max</text:p>
          </table:table-cell>
          <table:table-cell table:formula="of:=0.3*MAX([.H8:.H13])" office:value-type="float" office:value="84.2799842075843" calcext:value-type="float">
            <text:p>84.28</text:p>
          </table:table-cell>
          <table:table-cell/>
          <table:table-cell table:style-name="ce14" office:value-type="string" calcext:value-type="string">
            <text:p>Force</text:p>
          </table:table-cell>
          <table:table-cell table:style-name="ce13" table:formula="of:=[.H4]*(2*SIN(([.K2]*PI()/180)/2))" office:value-type="float" office:value="14.6676605586427" calcext:value-type="float">
            <text:p>14.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3"/>
          <table:table-cell table:style-name="Default" table:number-columns-repeated="5"/>
          <table:table-cell table:style-name="ce14" office:value-type="string" calcext:value-type="string">
            <text:p>Average</text:p>
          </table:table-cell>
          <table:table-cell table:formula="of:=AVERAGE([.H2:.H3])" office:value-type="float" office:value="56.1866561383895" calcext:value-type="float">
            <text:p>56.19</text:p>
          </table:table-cell>
          <table:table-cell table:number-columns-repeated="4"/>
        </table:table-row>
        <table:table-row table:style-name="ro1">
          <table:table-cell table:style-name="ce3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3" office:value-type="string" calcext:value-type="string">
            <text:p>Single Sided Belt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" office:value-type="string" calcext:value-type="string">
            <text:p>Diameter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Span (in)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orque (N-m)</text:p>
          </table:table-cell>
          <table:table-cell table:style-name="ce1" office:value-type="string" calcext:value-type="string">
            <text:p>Effective Tension (N)</text:p>
          </table:table-cell>
          <table:table-cell table:style-name="ce1" office:value-type="string" calcext:value-type="string">
            <text:p>Belt Tension (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office:value-type="float" office:value="39.4317547320684" calcext:value-type="float">
            <text:p>39.43</text:p>
          </table:table-cell>
          <table:table-cell table:formula="of:=[.$B$3]/2" office:value-type="float" office:value="9.23" calcext:value-type="float">
            <text:p>9.23</text:p>
          </table:table-cell>
          <table:table-cell table:formula="of:=[.F8]*1000/[.$D$2]" office:value-type="float" office:value="31.4785741015327" calcext:value-type="float">
            <text:p>31.48</text:p>
          </table:table-cell>
          <table:table-cell table:formula="of:=[.G8]/([.B8]/2)/2" office:value-type="float" office:value="280.933280691948" calcext:value-type="float">
            <text:p>280.93</text:p>
          </table:table-cell>
          <table:table-cell table:style-name="ce6" table:formula="of:=[.I9]-[.H8]" office:value-type="float" office:value="56.1930327832927" calcext:value-type="float">
            <text:p>56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or 2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31.9375" calcext:value-type="float">
            <text:p>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5.2565740204407" calcext:value-type="float">
            <text:p>25.26</text:p>
          </table:table-cell>
          <table:table-cell office:value-type="float" office:value="4.1954" calcext:value-type="float">
            <text:p>4.20</text:p>
          </table:table-cell>
          <table:table-cell table:formula="of:=[.F9]*1000/[.$D$2]" office:value-type="float" office:value="14.3082567481658" calcext:value-type="float">
            <text:p>14.31</text:p>
          </table:table-cell>
          <table:table-cell table:formula="of:=[.G9]/([.B9]/2)/2" office:value-type="float" office:value="140.469828668425" calcext:value-type="float">
            <text:p>140.47</text:p>
          </table:table-cell>
          <table:table-cell table:style-name="ce6" table:formula="of:=[.I10]+[.H9]" office:value-type="float" office:value="337.12631347524" calcext:value-type="float">
            <text:p>337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 2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.000</text:p>
          </table:table-cell>
          <table:table-cell office:value-type="float" office:value="-12.25" calcext:value-type="float">
            <text:p>-12.250</text:p>
          </table:table-cell>
          <table:table-cell office:value-type="float" office:value="20.7635497928461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table:formula="of:=[.F10]*1000/[.$D$2]" office:value-type="float" office:value="0" calcext:value-type="float">
            <text:p>0.00</text:p>
          </table:table-cell>
          <table:table-cell table:formula="of:=[.G10]/([.B10]/2)/2" office:value-type="float" office:value="0" calcext:value-type="float">
            <text:p>0.00</text:p>
          </table:table-cell>
          <table:table-cell table:style-name="ce6" table:formula="of:=[.I11]+[.H10]" office:value-type="float" office:value="196.656484806815" calcext:value-type="float">
            <text:p>196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 1</text:p>
          </table:table-cell>
          <table:table-cell office:value-type="float" office:value="0.1" calcext:value-type="float">
            <text:p>0.1</text:p>
          </table:table-cell>
          <table:table-cell office:value-type="float" office:value="-9.75" calcext:value-type="float">
            <text:p>-9.750</text:p>
          </table:table-cell>
          <table:table-cell office:value-type="float" office:value="-13" calcext:value-type="float">
            <text:p>-13.000</text:p>
          </table:table-cell>
          <table:table-cell office:value-type="float" office:value="25.9070604517379" calcext:value-type="float">
            <text:p>25.91</text:p>
          </table:table-cell>
          <table:table-cell office:value-type="float" office:value="0" calcext:value-type="float">
            <text:p>0.00</text:p>
          </table:table-cell>
          <table:table-cell table:formula="of:=[.F11]*1000/[.$D$2]" office:value-type="float" office:value="0" calcext:value-type="float">
            <text:p>0.00</text:p>
          </table:table-cell>
          <table:table-cell table:formula="of:=[.G11]/([.B11]/2)/2" office:value-type="float" office:value="0" calcext:value-type="float">
            <text:p>0.00</text:p>
          </table:table-cell>
          <table:table-cell table:style-name="ce6" table:formula="of:=[.I12]+[.H11]" office:value-type="float" office:value="196.656484806815" calcext:value-type="float">
            <text:p>196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or 1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-31.9375" calcext:value-type="float">
            <text:p>-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6.1877983276563" calcext:value-type="float">
            <text:p>26.19</text:p>
          </table:table-cell>
          <table:table-cell office:value-type="float" office:value="4.1954" calcext:value-type="float">
            <text:p>4.20</text:p>
          </table:table-cell>
          <table:table-cell table:formula="of:=[.F12]*1000/[.$D$2]" office:value-type="float" office:value="14.3082567481658" calcext:value-type="float">
            <text:p>14.31</text:p>
          </table:table-cell>
          <table:table-cell table:formula="of:=[.G12]/([.B12]/2)/2" office:value-type="float" office:value="140.469828668425" calcext:value-type="float">
            <text:p>140.47</text:p>
          </table:table-cell>
          <table:table-cell table:style-name="ce6" table:formula="of:=[.I13]+[.H12]" office:value-type="float" office:value="196.656484806815" calcext:value-type="float">
            <text:p>196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sioner 1</text:p>
          </table:table-cell>
          <table:table-cell office:value-type="float" office:value="0.1" calcext:value-type="float">
            <text:p>0.1</text:p>
          </table:table-cell>
          <table:table-cell office:value-type="float" office:value="-12.125" calcext:value-type="float">
            <text:p>-12.125</text:p>
          </table:table-cell>
          <table:table-cell office:value-type="float" office:value="-9.25" calcext:value-type="float">
            <text:p>-9.250</text:p>
          </table:table-cell>
          <table:table-cell office:value-type="float" office:value="17.4104853464802" calcext:value-type="float">
            <text:p>17.41</text:p>
          </table:table-cell>
          <table:table-cell office:value-type="float" office:value="0" calcext:value-type="float">
            <text:p>0.00</text:p>
          </table:table-cell>
          <table:table-cell table:formula="of:=[.F13]*1000/[.$D$2]" office:value-type="float" office:value="0" calcext:value-type="float">
            <text:p>0.00</text:p>
          </table:table-cell>
          <table:table-cell table:formula="of:=[.G13]/([.B13]/2)/2" office:value-type="float" office:value="0" calcext:value-type="float">
            <text:p>0.00</text:p>
          </table:table-cell>
          <table:table-cell table:style-name="ce6" table:formula="of:=[.H4]" office:value-type="float" office:value="56.1866561383895" calcext:value-type="float">
            <text:p>56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7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currency-style style:name="N126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/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percentage-style style:name="N139">
      <number:number number:decimal-places="1" loext:min-decimal-places="1" number:min-integer-digits="1"/>
      <number:text>%</number:text>
    </number:percentage-style>
    <number:number-style style:name="N140">
      <number:number number:decimal-places="1" loext:min-decimal-places="1" number:min-integer-digits="1"/>
    </number:number-style>
    <number:number-style style:name="N141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 style:data-style-name="N2" text:time-value="16:48:00.4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6-02-01T19:35:29.135000000</meta:creation-date>
    <dc:date>2016-02-05T15:38:52.509000000</dc:date>
    <dc:creator>Peter McCloud</dc:creator>
    <meta:editing-duration>P2DT11H31M10S</meta:editing-duration>
    <meta:editing-cycles>35</meta:editing-cycles>
    <meta:generator>LibreOffice/5.0.4.2$Windows_x86 LibreOffice_project/2b9802c1994aa0b7dc6079e128979269cf95bc78</meta:generator>
    <meta:document-statistic meta:table-count="3" meta:cell-count="2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draw:stroke="dash" draw:stroke-dash="Ultrafine_20_2_20_Dots_20_3_20_Dashes" svg:stroke-width="0.051cm" svg:stroke-color="#000000" draw:fill-color="#000000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right" chart:symbol-width="0.25cm" chart:symbol-height="0.25cm" chart:link-data-style-to-source="true"/>
      <style:graphic-properties draw:stroke="dash" draw:stroke-dash="Fine_20_Dashed" svg:stroke-width="0.051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745cm" svg:height="15.912cm" xlink:href=".." xlink:type="simple" chart:class="chart:scatter" chart:style-name="ch1">
        <chart:legend svg:x="7.776cm" svg:y="12.54cm" style:legend-expansion="custom" chartooo:width="2.879cm" chartooo:height="1.612cm" style:legend-expansion-aspect-ratio="1.78598014888337" chart:style-name="ch2"/>
        <chart:plot-area chart:style-name="ch3" table:cell-range-address="Coordinates.C2:Coordinates.D2 Coordinates.A1:Coordinates.A1 Coordinates.C3:Coordinates.C12 Coordinates.B20:Coordinates.B26 Coordinates.B29:Coordinates.B35" chart:data-source-has-labels="row" svg:x="1.275cm" svg:y="0.318cm" svg:width="12.196cm" svg:height="14.305cm">
          <chartooo:coordinate-region svg:x="1.529cm" svg:y="0.521cm" svg:width="11.75cm" svg:height="13.9cm"/>
          <chart:axis chart:dimension="x" chart:name="primary-x" chart:style-name="ch4">
            <chart:title svg:x="7.22cm" svg:y="14.941cm" chart:style-name="ch5">
              <text:p>Y</text:p>
            </chart:title>
            <chart:grid chart:style-name="ch6" chart:class="major"/>
          </chart:axis>
          <chart:axis chart:dimension="y" chart:name="primary-y" chart:style-name="ch4">
            <chart:title svg:x="0.451cm" svg:y="7.623cm" chart:style-name="ch7">
              <text:p>X</text:p>
            </chart:title>
            <chart:grid chart:style-name="ch6" chart:class="major"/>
          </chart:axis>
          <chart:series chart:style-name="ch8" chart:values-cell-range-address="Coordinates.C2:Coordinates.C2" chart:label-cell-address="Coordinates.A1:Coordinates.A1" chart:class="chart:scatter">
            <chart:domain table:cell-range-address="Coordinates.D2:Coordinates.D2"/>
            <chart:data-point/>
          </chart:series>
          <chart:series chart:style-name="ch9" chart:values-cell-range-address="Coordinates.C3:Coordinates.C7" chart:label-cell-address="Coordinates.A1:Coordinates.A1" chart:class="chart:scatter">
            <chart:domain table:cell-range-address="Coordinates.D3:Coordinates.D7"/>
            <chart:data-point chart:repeated="5"/>
          </chart:series>
          <chart:series chart:style-name="ch10" chart:values-cell-range-address="Coordinates.C8:Coordinates.C12" chart:label-cell-address="Coordinates.A1:Coordinates.A1" chart:class="chart:scatter">
            <chart:domain table:cell-range-address="Coordinates.D8:Coordinates.D12"/>
            <chart:data-point chart:repeated="5"/>
          </chart:series>
          <chart:series chart:style-name="ch11" chart:values-cell-range-address="Coordinates.B20:Coordinates.B26" chart:class="chart:scatter">
            <chart:domain table:cell-range-address="Coordinates.C20:Coordinates.C26"/>
            <chart:data-point chart:repeated="7"/>
          </chart:series>
          <chart:series chart:style-name="ch12" chart:values-cell-range-address="Coordinates.B29:Coordinates.B35" chart:class="chart:scatter">
            <chart:domain table:cell-range-address="Coordinates.C29:Coordinates.C35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ame</text:p>
                <draw:g>
                  <svg:desc>Coordinates.A1:Coordinates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Name</text:p>
                <draw:g>
                  <svg:desc>Coordinates.A1:Coordinates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Name</text:p>
                <draw:g>
                  <svg:desc>Coordinates.A1:Coordinates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ordinates.D2:Coordinates.D2</svg:desc>
                </draw:g>
              </table:table-cell>
              <table:table-cell office:value-type="float" office:value="2.625">
                <text:p>2.625</text:p>
                <draw:g>
                  <svg:desc>Coordinates.C2:Coordinates.C2</svg:desc>
                </draw:g>
              </table:table-cell>
              <table:table-cell office:value-type="float" office:value="-26.375">
                <text:p>-26.375</text:p>
                <draw:g>
                  <svg:desc>Coordinates.D3:Coordinates.D7</svg:desc>
                </draw:g>
              </table:table-cell>
              <table:table-cell office:value-type="float" office:value="-31.9375">
                <text:p>-31.9375</text:p>
                <draw:g>
                  <svg:desc>Coordinates.C3:Coordinates.C7</svg:desc>
                </draw:g>
              </table:table-cell>
              <table:table-cell office:value-type="float" office:value="26.375">
                <text:p>26.375</text:p>
                <draw:g>
                  <svg:desc>Coordinates.D8:Coordinates.D12</svg:desc>
                </draw:g>
              </table:table-cell>
              <table:table-cell office:value-type="float" office:value="31.9375">
                <text:p>31.9375</text:p>
                <draw:g>
                  <svg:desc>Coordinates.C8:Coordinates.C12</svg:desc>
                </draw:g>
              </table:table-cell>
              <table:table-cell office:value-type="float" office:value="0">
                <text:p>0</text:p>
                <draw:g>
                  <svg:desc>Coordinates.C20:Coordinates.C26</svg:desc>
                </draw:g>
              </table:table-cell>
              <table:table-cell office:value-type="float" office:value="2.625">
                <text:p>2.625</text:p>
                <draw:g>
                  <svg:desc>Coordinates.B20:Coordinates.B26</svg:desc>
                </draw:g>
              </table:table-cell>
              <table:table-cell office:value-type="float" office:value="0">
                <text:p>0</text:p>
                <draw:g>
                  <svg:desc>Coordinates.C29:Coordinates.C35</svg:desc>
                </draw:g>
              </table:table-cell>
              <table:table-cell office:value-type="float" office:value="2.625">
                <text:p>2.625</text:p>
                <draw:g>
                  <svg:desc>Coordinates.B29:Coordinates.B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6.375">
                <text:p>-26.375</text:p>
              </table:table-cell>
              <table:table-cell office:value-type="float" office:value="31.9375">
                <text:p>31.9375</text:p>
              </table:table-cell>
              <table:table-cell office:value-type="float" office:value="26.375">
                <text:p>26.375</text:p>
              </table:table-cell>
              <table:table-cell office:value-type="float" office:value="-31.9375">
                <text:p>-31.9375</text:p>
              </table:table-cell>
              <table:table-cell office:value-type="float" office:value="-26.375">
                <text:p>-26.375</text:p>
              </table:table-cell>
              <table:table-cell office:value-type="float" office:value="31.9375">
                <text:p>31.9375</text:p>
              </table:table-cell>
              <table:table-cell office:value-type="float" office:value="4.875">
                <text:p>4.875</text:p>
              </table:table-cell>
              <table:table-cell office:value-type="float" office:value="-6.375">
                <text:p>-6.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">
                <text:p>-13</text:p>
              </table:table-cell>
              <table:table-cell office:value-type="float" office:value="-9.75">
                <text:p>-9.75</text:p>
              </table:table-cell>
              <table:table-cell office:value-type="float" office:value="-6.875">
                <text:p>-6.875</text:p>
              </table:table-cell>
              <table:table-cell office:value-type="float" office:value="0.5">
                <text:p>0.5</text:p>
              </table:table-cell>
              <table:table-cell office:value-type="float" office:value="-12.25">
                <text:p>-12.25</text:p>
              </table:table-cell>
              <table:table-cell office:value-type="float" office:value="11">
                <text:p>11</text:p>
              </table:table-cell>
              <table:table-cell office:value-type="float" office:value="26.375">
                <text:p>26.375</text:p>
              </table:table-cell>
              <table:table-cell office:value-type="float" office:value="-31.9375">
                <text:p>-31.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.25">
                <text:p>-12.25</text:p>
              </table:table-cell>
              <table:table-cell office:value-type="float" office:value="11">
                <text:p>11</text:p>
              </table:table-cell>
              <table:table-cell office:value-type="float" office:value="4.875">
                <text:p>4.875</text:p>
              </table:table-cell>
              <table:table-cell office:value-type="float" office:value="-6.375">
                <text:p>-6.375</text:p>
              </table:table-cell>
              <table:table-cell office:value-type="float" office:value="-13">
                <text:p>-13</text:p>
              </table:table-cell>
              <table:table-cell office:value-type="float" office:value="-9.75">
                <text:p>-9.75</text:p>
              </table:table-cell>
              <table:table-cell office:value-type="float" office:value="-6.875">
                <text:p>-6.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5">
                <text:p>-9.25</text:p>
              </table:table-cell>
              <table:table-cell office:value-type="float" office:value="-12.125">
                <text:p>-12.125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  <table:table-cell office:value-type="float" office:value="-26.375">
                <text:p>-26.375</text:p>
              </table:table-cell>
              <table:table-cell office:value-type="float" office:value="-31.9375">
                <text:p>-31.9375</text:p>
              </table:table-cell>
              <table:table-cell office:value-type="float" office:value="26.375">
                <text:p>26.375</text:p>
              </table:table-cell>
              <table:table-cell office:value-type="float" office:value="31.9375">
                <text:p>31.9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5">
                <text:p>-9.25</text:p>
              </table:table-cell>
              <table:table-cell office:value-type="float" office:value="-12.125">
                <text:p>-12.125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625">
                <text:p>2.625</text:p>
              </table:table-cell>
              <table:table-cell office:value-type="float" office:value="0">
                <text:p>0</text:p>
              </table:table-cell>
              <table:table-cell office:value-type="float" office:value="2.625">
                <text:p>2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